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F0000022FE1D482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218cm" draw:z-index="0"><draw:image xlink:href="Pictures/100002010000034F0000022FE1D482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Zuazo</meta:initial-creator>
    <meta:creation-date>2015-10-12T23:07:57.052544286</meta:creation-date>
    <dc:date>2015-10-12T23:09:06.754757242</dc:date>
    <dc:creator>Mikel Zuazo</dc:creator>
    <meta:editing-duration>PT1M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5.2$Linux_X86_64 LibreOffice_project/40$Build-2</meta:generator>
  </office:meta>
</office:document-meta>
</file>